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cm"/>
    </style:style>
    <style:style style:name="co2" style:family="table-column">
      <style:table-column-properties fo:break-before="auto" style:column-width="2.4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17.053cm" svg:y="0.271cm">
            <draw:object draw:notify-on-update-of-ranges="results.B3:results.B11 results.C3:result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106cm" svg:y="9.743cm">
            <draw:object draw:notify-on-update-of-ranges="results.B13:results.B21 results.C13:results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UC</text:p>
          </table:table-cell>
          <table:table-cell/>
          <table:table-cell table:style-name="Default" office:value-type="string" calcext:value-type="string">
            <text:p>Combined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Under BioPortal Configuration</text:p>
          </table:table-cell>
          <table:table-cell table:style-name="ce2" table:number-columns-repeated="2"/>
          <table:table-cell/>
          <table:table-cell office:value-type="string" calcext:value-type="string">
            <text:p>r1</text:p>
          </table:table-cell>
          <table:table-cell table:style-name="ce1" office:value-type="string" calcext:value-type="string">
            <text:p>AUC</text:p>
          </table:table-cell>
          <table:table-cell/>
        </table:table-row>
        <table:table-row table:style-name="ro1">
          <table:table-cell table:style-name="ce1" office:value-type="string" calcext:value-type="string">
            <text:p>BioPortal</text:p>
          </table:table-cell>
          <table:table-cell office:value-type="float" office:value="0.389432" calcext:value-type="float">
            <text:p>0.389432</text:p>
          </table:table-cell>
          <table:table-cell office:value-type="float" office:value="0.809997" calcext:value-type="float">
            <text:p>0.809997</text:p>
          </table:table-cell>
          <table:table-cell/>
          <table:table-cell office:value-type="float" office:value="0.389432" calcext:value-type="float">
            <text:p>0.389432</text:p>
          </table:table-cell>
          <table:table-cell table:style-name="ce1" office:value-type="float" office:value="0.809997" calcext:value-type="float">
            <text:p>0.809997</text:p>
          </table:table-cell>
          <table:table-cell/>
        </table:table-row>
        <table:table-row table:style-name="ro1">
          <table:table-cell table:style-name="ce1" office:value-type="string" calcext:value-type="string">
            <text:p>DBSNP</text:p>
          </table:table-cell>
          <table:table-cell office:value-type="float" office:value="0.190721" calcext:value-type="float">
            <text:p>0.190721</text:p>
          </table:table-cell>
          <table:table-cell office:value-type="float" office:value="0.685288" calcext:value-type="float">
            <text:p>0.685288</text:p>
          </table:table-cell>
          <table:table-cell/>
          <table:table-cell office:value-type="float" office:value="0.190721" calcext:value-type="float">
            <text:p>0.190721</text:p>
          </table:table-cell>
          <table:table-cell table:style-name="ce1" office:value-type="float" office:value="0.685288" calcext:value-type="float">
            <text:p>0.685288</text:p>
          </table:table-cell>
          <table:table-cell/>
        </table:table-row>
        <table:table-row table:style-name="ro1">
          <table:table-cell table:style-name="ce1" office:value-type="string" calcext:value-type="string">
            <text:p>DrugBank</text:p>
          </table:table-cell>
          <table:table-cell office:value-type="float" office:value="0.206839" calcext:value-type="float">
            <text:p>0.206839</text:p>
          </table:table-cell>
          <table:table-cell office:value-type="float" office:value="0.71154" calcext:value-type="float">
            <text:p>0.71154</text:p>
          </table:table-cell>
          <table:table-cell/>
          <table:table-cell office:value-type="float" office:value="0.206839" calcext:value-type="float">
            <text:p>0.206839</text:p>
          </table:table-cell>
          <table:table-cell table:style-name="ce1" office:value-type="float" office:value="0.71154" calcext:value-type="float">
            <text:p>0.71154</text:p>
          </table:table-cell>
          <table:table-cell/>
        </table:table-row>
        <table:table-row table:style-name="ro1">
          <table:table-cell table:style-name="ce1" office:value-type="string" calcext:value-type="string">
            <text:p>OMIM</text:p>
          </table:table-cell>
          <table:table-cell office:value-type="float" office:value="0.138134" calcext:value-type="float">
            <text:p>0.138134</text:p>
          </table:table-cell>
          <table:table-cell office:value-type="float" office:value="0.663396" calcext:value-type="float">
            <text:p>0.663396</text:p>
          </table:table-cell>
          <table:table-cell/>
          <table:table-cell office:value-type="float" office:value="0.138134" calcext:value-type="float">
            <text:p>0.138134</text:p>
          </table:table-cell>
          <table:table-cell table:style-name="ce1" office:value-type="float" office:value="0.663396" calcext:value-type="float">
            <text:p>0.663396</text:p>
          </table:table-cell>
          <table:table-cell/>
        </table:table-row>
        <table:table-row table:style-name="ro1">
          <table:table-cell table:style-name="ce1" office:value-type="string" calcext:value-type="string">
            <text:p>PharmGKB</text:p>
          </table:table-cell>
          <table:table-cell office:value-type="float" office:value="0.131222" calcext:value-type="float">
            <text:p>0.131222</text:p>
          </table:table-cell>
          <table:table-cell office:value-type="float" office:value="0.681382" calcext:value-type="float">
            <text:p>0.681382</text:p>
          </table:table-cell>
          <table:table-cell/>
          <table:table-cell office:value-type="float" office:value="0.131222" calcext:value-type="float">
            <text:p>0.131222</text:p>
          </table:table-cell>
          <table:table-cell table:style-name="ce1" office:value-type="float" office:value="0.681382" calcext:value-type="float">
            <text:p>0.681382</text:p>
          </table:table-cell>
          <table:table-cell/>
        </table:table-row>
        <table:table-row table:style-name="ro1">
          <table:table-cell table:style-name="ce1" office:value-type="string" calcext:value-type="string">
            <text:p>GOA</text:p>
          </table:table-cell>
          <table:table-cell office:value-type="float" office:value="0.309886" calcext:value-type="float">
            <text:p>0.309886</text:p>
          </table:table-cell>
          <table:table-cell office:value-type="float" office:value="0.736205" calcext:value-type="float">
            <text:p>0.736205</text:p>
          </table:table-cell>
          <table:table-cell/>
          <table:table-cell office:value-type="float" office:value="0.309886" calcext:value-type="float">
            <text:p>0.309886</text:p>
          </table:table-cell>
          <table:table-cell table:style-name="ce1" office:value-type="float" office:value="0.736205" calcext:value-type="float">
            <text:p>0.736205</text:p>
          </table:table-cell>
          <table:table-cell/>
        </table:table-row>
        <table:table-row table:style-name="ro1">
          <table:table-cell table:style-name="ce1" office:value-type="string" calcext:value-type="string">
            <text:p>HGNC</text:p>
          </table:table-cell>
          <table:table-cell office:value-type="float" office:value="0.125664" calcext:value-type="float">
            <text:p>0.125664</text:p>
          </table:table-cell>
          <table:table-cell office:value-type="float" office:value="0.662857" calcext:value-type="float">
            <text:p>0.662857</text:p>
          </table:table-cell>
          <table:table-cell/>
          <table:table-cell office:value-type="float" office:value="0.125664" calcext:value-type="float">
            <text:p>0.125664</text:p>
          </table:table-cell>
          <table:table-cell table:style-name="ce1" office:value-type="float" office:value="0.662857" calcext:value-type="float">
            <text:p>0.662857</text:p>
          </table:table-cell>
          <table:table-cell/>
        </table:table-row>
        <table:table-row table:style-name="ro1">
          <table:table-cell table:style-name="ce1" office:value-type="string" calcext:value-type="string">
            <text:p>KEGG</text:p>
          </table:table-cell>
          <table:table-cell office:value-type="float" office:value="0.294809" calcext:value-type="float">
            <text:p>0.294809</text:p>
          </table:table-cell>
          <table:table-cell office:value-type="float" office:value="0.712559" calcext:value-type="float">
            <text:p>0.712559</text:p>
          </table:table-cell>
          <table:table-cell/>
          <table:table-cell office:value-type="float" office:value="0.294809" calcext:value-type="float">
            <text:p>0.294809</text:p>
          </table:table-cell>
          <table:table-cell table:style-name="ce1" office:value-type="float" office:value="0.712559" calcext:value-type="float">
            <text:p>0.712559</text:p>
          </table:table-cell>
          <table:table-cell/>
        </table:table-row>
        <table:table-row table:style-name="ro1">
          <table:table-cell table:style-name="ce1" office:value-type="string" calcext:value-type="string">
            <text:p>LSR</text:p>
          </table:table-cell>
          <table:table-cell office:value-type="float" office:value="0.187294" calcext:value-type="float">
            <text:p>0.187294</text:p>
          </table:table-cell>
          <table:table-cell office:value-type="float" office:value="0.671645" calcext:value-type="float">
            <text:p>0.671645</text:p>
          </table:table-cell>
          <table:table-cell/>
          <table:table-cell office:value-type="float" office:value="0.187294" calcext:value-type="float">
            <text:p>0.187294</text:p>
          </table:table-cell>
          <table:table-cell table:style-name="ce1" office:value-type="float" office:value="0.671645" calcext:value-type="float">
            <text:p>0.671645</text:p>
          </table:table-cell>
          <table:table-cell/>
        </table:table-row>
        <table:table-row table:style-name="ro2">
          <table:table-cell table:style-name="ce1" office:value-type="string" calcext:value-type="string">
            <text:p>Under General Configuration</text:p>
          </table:table-cell>
          <table:table-cell table:style-name="ce2" table:number-columns-repeated="2"/>
          <table:table-cell/>
          <table:table-cell office:value-type="float" office:value="0.391218" calcext:value-type="float">
            <text:p>0.391218</text:p>
          </table:table-cell>
          <table:table-cell table:style-name="ce1" office:value-type="float" office:value="0.810274" calcext:value-type="float">
            <text:p>0.810274</text:p>
          </table:table-cell>
          <table:table-cell/>
        </table:table-row>
        <table:table-row table:style-name="ro1">
          <table:table-cell table:style-name="ce1" office:value-type="string" calcext:value-type="string">
            <text:p>BioPortal</text:p>
          </table:table-cell>
          <table:table-cell office:value-type="float" office:value="0.391218" calcext:value-type="float">
            <text:p>0.391218</text:p>
          </table:table-cell>
          <table:table-cell office:value-type="float" office:value="0.810274" calcext:value-type="float">
            <text:p>0.810274</text:p>
          </table:table-cell>
          <table:table-cell/>
          <table:table-cell office:value-type="float" office:value="0.130634" calcext:value-type="float">
            <text:p>0.130634</text:p>
          </table:table-cell>
          <table:table-cell table:style-name="ce1" office:value-type="float" office:value="0.701326" calcext:value-type="float">
            <text:p>0.701326</text:p>
          </table:table-cell>
          <table:table-cell/>
        </table:table-row>
        <table:table-row table:style-name="ro1">
          <table:table-cell table:style-name="ce1" office:value-type="string" calcext:value-type="string">
            <text:p>DBSNP</text:p>
          </table:table-cell>
          <table:table-cell office:value-type="float" office:value="0.130634" calcext:value-type="float">
            <text:p>0.130634</text:p>
          </table:table-cell>
          <table:table-cell office:value-type="float" office:value="0.701326" calcext:value-type="float">
            <text:p>0.701326</text:p>
          </table:table-cell>
          <table:table-cell/>
          <table:table-cell office:value-type="float" office:value="0.106736" calcext:value-type="float">
            <text:p>0.106736</text:p>
          </table:table-cell>
          <table:table-cell table:style-name="ce1" office:value-type="float" office:value="0.718952" calcext:value-type="float">
            <text:p>0.718952</text:p>
          </table:table-cell>
          <table:table-cell/>
        </table:table-row>
        <table:table-row table:style-name="ro1">
          <table:table-cell table:style-name="ce1" office:value-type="string" calcext:value-type="string">
            <text:p>DrugBank</text:p>
          </table:table-cell>
          <table:table-cell office:value-type="float" office:value="0.106736" calcext:value-type="float">
            <text:p>0.106736</text:p>
          </table:table-cell>
          <table:table-cell office:value-type="float" office:value="0.718952" calcext:value-type="float">
            <text:p>0.718952</text:p>
          </table:table-cell>
          <table:table-cell/>
          <table:table-cell office:value-type="float" office:value="0.120912" calcext:value-type="float">
            <text:p>0.120912</text:p>
          </table:table-cell>
          <table:table-cell table:style-name="ce1" office:value-type="float" office:value="0.642769" calcext:value-type="float">
            <text:p>0.642769</text:p>
          </table:table-cell>
          <table:table-cell/>
        </table:table-row>
        <table:table-row table:style-name="ro1">
          <table:table-cell table:style-name="ce1" office:value-type="string" calcext:value-type="string">
            <text:p>OMIM</text:p>
          </table:table-cell>
          <table:table-cell office:value-type="float" office:value="0.120912" calcext:value-type="float">
            <text:p>0.120912</text:p>
          </table:table-cell>
          <table:table-cell office:value-type="float" office:value="0.642769" calcext:value-type="float">
            <text:p>0.642769</text:p>
          </table:table-cell>
          <table:table-cell/>
          <table:table-cell office:value-type="float" office:value="0.0757176" calcext:value-type="float">
            <text:p>0.0757176</text:p>
          </table:table-cell>
          <table:table-cell table:style-name="ce1" office:value-type="float" office:value="0.658376" calcext:value-type="float">
            <text:p>0.658376</text:p>
          </table:table-cell>
          <table:table-cell/>
        </table:table-row>
        <table:table-row table:style-name="ro1">
          <table:table-cell table:style-name="ce1" office:value-type="string" calcext:value-type="string">
            <text:p>PharmGKB</text:p>
          </table:table-cell>
          <table:table-cell office:value-type="float" office:value="0.0757176" calcext:value-type="float">
            <text:p>0.0757176</text:p>
          </table:table-cell>
          <table:table-cell office:value-type="float" office:value="0.658376" calcext:value-type="float">
            <text:p>0.658376</text:p>
          </table:table-cell>
          <table:table-cell/>
          <table:table-cell office:value-type="float" office:value="0.237325" calcext:value-type="float">
            <text:p>0.237325</text:p>
          </table:table-cell>
          <table:table-cell table:style-name="ce1" office:value-type="float" office:value="0.76222" calcext:value-type="float">
            <text:p>0.76222</text:p>
          </table:table-cell>
          <table:table-cell/>
        </table:table-row>
        <table:table-row table:style-name="ro1">
          <table:table-cell table:style-name="ce1" office:value-type="string" calcext:value-type="string">
            <text:p>GOA</text:p>
          </table:table-cell>
          <table:table-cell office:value-type="float" office:value="0.237325" calcext:value-type="float">
            <text:p>0.237325</text:p>
          </table:table-cell>
          <table:table-cell office:value-type="float" office:value="0.76222" calcext:value-type="float">
            <text:p>0.76222</text:p>
          </table:table-cell>
          <table:table-cell/>
          <table:table-cell office:value-type="float" office:value="0.0710638" calcext:value-type="float">
            <text:p>0.0710638</text:p>
          </table:table-cell>
          <table:table-cell table:style-name="ce1" office:value-type="float" office:value="0.686" calcext:value-type="float">
            <text:p>0.686</text:p>
          </table:table-cell>
          <table:table-cell/>
        </table:table-row>
        <table:table-row table:style-name="ro1">
          <table:table-cell table:style-name="ce1" office:value-type="string" calcext:value-type="string">
            <text:p>HGNC</text:p>
          </table:table-cell>
          <table:table-cell office:value-type="float" office:value="0.0710638" calcext:value-type="float">
            <text:p>0.0710638</text:p>
          </table:table-cell>
          <table:table-cell office:value-type="float" office:value="0.686" calcext:value-type="float">
            <text:p>0.686</text:p>
          </table:table-cell>
          <table:table-cell/>
          <table:table-cell office:value-type="float" office:value="0.0938201" calcext:value-type="float">
            <text:p>0.0938201</text:p>
          </table:table-cell>
          <table:table-cell table:style-name="ce1" office:value-type="float" office:value="0.784119" calcext:value-type="float">
            <text:p>0.784119</text:p>
          </table:table-cell>
          <table:table-cell/>
        </table:table-row>
        <table:table-row table:style-name="ro1">
          <table:table-cell table:style-name="ce1" office:value-type="string" calcext:value-type="string">
            <text:p>KEGG</text:p>
          </table:table-cell>
          <table:table-cell office:value-type="float" office:value="0.0938201" calcext:value-type="float">
            <text:p>0.0938201</text:p>
          </table:table-cell>
          <table:table-cell office:value-type="float" office:value="0.784119" calcext:value-type="float">
            <text:p>0.784119</text:p>
          </table:table-cell>
          <table:table-cell/>
          <table:table-cell office:value-type="float" office:value="0.146003" calcext:value-type="float">
            <text:p>0.146003</text:p>
          </table:table-cell>
          <table:table-cell table:style-name="ce1" office:value-type="float" office:value="0.697562" calcext:value-type="float">
            <text:p>0.697562</text:p>
          </table:table-cell>
          <table:table-cell/>
        </table:table-row>
        <table:table-row table:style-name="ro1">
          <table:table-cell table:style-name="ce1" office:value-type="string" calcext:value-type="string">
            <text:p>LSR</text:p>
          </table:table-cell>
          <table:table-cell office:value-type="float" office:value="0.146003" calcext:value-type="float">
            <text:p>0.146003</text:p>
          </table:table-cell>
          <table:table-cell office:value-type="float" office:value="0.697562" calcext:value-type="float">
            <text:p>0.69756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General, rm outliers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AUC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float" office:value="0.130634" calcext:value-type="float">
            <text:p>0.130634</text:p>
          </table:table-cell>
          <table:table-cell office:value-type="float" office:value="0.701326" calcext:value-type="float">
            <text:p>0.701326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float" office:value="0.106736" calcext:value-type="float">
            <text:p>0.106736</text:p>
          </table:table-cell>
          <table:table-cell office:value-type="float" office:value="0.718952" calcext:value-type="float">
            <text:p>0.718952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float" office:value="0.120912" calcext:value-type="float">
            <text:p>0.120912</text:p>
          </table:table-cell>
          <table:table-cell office:value-type="float" office:value="0.642769" calcext:value-type="float">
            <text:p>0.642769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float" office:value="0.0757176" calcext:value-type="float">
            <text:p>0.0757176</text:p>
          </table:table-cell>
          <table:table-cell office:value-type="float" office:value="0.658376" calcext:value-type="float">
            <text:p>0.658376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float" office:value="0.0710638" calcext:value-type="float">
            <text:p>0.0710638</text:p>
          </table:table-cell>
          <table:table-cell office:value-type="float" office:value="0.686" calcext:value-type="float">
            <text:p>0.686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float" office:value="0.0938201" calcext:value-type="float">
            <text:p>0.0938201</text:p>
          </table:table-cell>
          <table:table-cell office:value-type="float" office:value="0.784119" calcext:value-type="float">
            <text:p>0.784119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float" office:value="0.146003" calcext:value-type="float">
            <text:p>0.146003</text:p>
          </table:table-cell>
          <table:table-cell office:value-type="float" office:value="0.697562" calcext:value-type="float">
            <text:p>0.69756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R:</text:p>
          </table:table-cell>
          <table:table-cell table:style-name="Default" table:formula="of:=CORREL([.B25:.B31];[.C25:.C31])" office:value-type="float" office:value="-0.0226562067392688" calcext:value-type="float">
            <text:p>-0.02265620673926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R2:</text:p>
          </table:table-cell>
          <table:table-cell table:style-name="Default" table:formula="of:=[.C32]^2" office:value-type="float" office:value="0.000513303703812487" calcext:value-type="float">
            <text:p>0.000513303703812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io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Bio – gen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AUC</text:p>
          </table:table-cell>
          <table:table-cell office:value-type="string" calcext:value-type="string">
            <text:p>r1</text:p>
          </table:table-cell>
          <table:table-cell table:style-name="Default" office:value-type="string" calcext:value-type="string">
            <text:p>AU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/>
          <table:table-cell office:value-type="float" office:value="0.389432" calcext:value-type="float">
            <text:p>0.389432</text:p>
          </table:table-cell>
          <table:table-cell office:value-type="float" office:value="0.809997" calcext:value-type="float">
            <text:p>0.809997</text:p>
          </table:table-cell>
          <table:table-cell table:style-name="ce1" office:value-type="float" office:value="0.391218" calcext:value-type="float">
            <text:p>0.391218</text:p>
          </table:table-cell>
          <table:table-cell office:value-type="float" office:value="0.810274" calcext:value-type="float">
            <text:p>0.810274</text:p>
          </table:table-cell>
          <table:table-cell table:formula="of:=[.B38]-[.D38]" office:value-type="float" office:value="-0.00178600000000001" calcext:value-type="float">
            <text:p>-0.001786</text:p>
          </table:table-cell>
          <table:table-cell table:formula="of:=[.C38]-[.E38]" office:value-type="float" office:value="-0.000277000000000083" calcext:value-type="float">
            <text:p>-0.000277</text:p>
          </table:table-cell>
        </table:table-row>
        <table:table-row table:style-name="ro1">
          <table:table-cell/>
          <table:table-cell office:value-type="float" office:value="0.190721" calcext:value-type="float">
            <text:p>0.190721</text:p>
          </table:table-cell>
          <table:table-cell office:value-type="float" office:value="0.685288" calcext:value-type="float">
            <text:p>0.685288</text:p>
          </table:table-cell>
          <table:table-cell table:style-name="ce1" office:value-type="float" office:value="0.130634" calcext:value-type="float">
            <text:p>0.130634</text:p>
          </table:table-cell>
          <table:table-cell office:value-type="float" office:value="0.701326" calcext:value-type="float">
            <text:p>0.701326</text:p>
          </table:table-cell>
          <table:table-cell table:formula="of:=[.B39]-[.D39]" office:value-type="float" office:value="0.060087" calcext:value-type="float">
            <text:p>0.060087</text:p>
          </table:table-cell>
          <table:table-cell table:formula="of:=[.C39]-[.E39]" office:value-type="float" office:value="-0.016038" calcext:value-type="float">
            <text:p>-0.016038</text:p>
          </table:table-cell>
        </table:table-row>
        <table:table-row table:style-name="ro1">
          <table:table-cell/>
          <table:table-cell office:value-type="float" office:value="0.206839" calcext:value-type="float">
            <text:p>0.206839</text:p>
          </table:table-cell>
          <table:table-cell office:value-type="float" office:value="0.71154" calcext:value-type="float">
            <text:p>0.71154</text:p>
          </table:table-cell>
          <table:table-cell table:style-name="ce1" office:value-type="float" office:value="0.106736" calcext:value-type="float">
            <text:p>0.106736</text:p>
          </table:table-cell>
          <table:table-cell office:value-type="float" office:value="0.718952" calcext:value-type="float">
            <text:p>0.718952</text:p>
          </table:table-cell>
          <table:table-cell table:formula="of:=[.B40]-[.D40]" office:value-type="float" office:value="0.100103" calcext:value-type="float">
            <text:p>0.100103</text:p>
          </table:table-cell>
          <table:table-cell table:formula="of:=[.C40]-[.E40]" office:value-type="float" office:value="-0.00741200000000009" calcext:value-type="float">
            <text:p>-0.007412</text:p>
          </table:table-cell>
        </table:table-row>
        <table:table-row table:style-name="ro1">
          <table:table-cell/>
          <table:table-cell office:value-type="float" office:value="0.138134" calcext:value-type="float">
            <text:p>0.138134</text:p>
          </table:table-cell>
          <table:table-cell office:value-type="float" office:value="0.663396" calcext:value-type="float">
            <text:p>0.663396</text:p>
          </table:table-cell>
          <table:table-cell table:style-name="ce1" office:value-type="float" office:value="0.120912" calcext:value-type="float">
            <text:p>0.120912</text:p>
          </table:table-cell>
          <table:table-cell office:value-type="float" office:value="0.642769" calcext:value-type="float">
            <text:p>0.642769</text:p>
          </table:table-cell>
          <table:table-cell table:formula="of:=[.B41]-[.D41]" office:value-type="float" office:value="0.017222" calcext:value-type="float">
            <text:p>0.017222</text:p>
          </table:table-cell>
          <table:table-cell table:formula="of:=[.C41]-[.E41]" office:value-type="float" office:value="0.0206269999999999" calcext:value-type="float">
            <text:p>0.020627</text:p>
          </table:table-cell>
        </table:table-row>
        <table:table-row table:style-name="ro1">
          <table:table-cell/>
          <table:table-cell office:value-type="float" office:value="0.131222" calcext:value-type="float">
            <text:p>0.131222</text:p>
          </table:table-cell>
          <table:table-cell office:value-type="float" office:value="0.681382" calcext:value-type="float">
            <text:p>0.681382</text:p>
          </table:table-cell>
          <table:table-cell table:style-name="ce1" office:value-type="float" office:value="0.0757176" calcext:value-type="float">
            <text:p>0.0757176</text:p>
          </table:table-cell>
          <table:table-cell office:value-type="float" office:value="0.658376" calcext:value-type="float">
            <text:p>0.658376</text:p>
          </table:table-cell>
          <table:table-cell table:formula="of:=[.B42]-[.D42]" office:value-type="float" office:value="0.0555044" calcext:value-type="float">
            <text:p>0.0555044</text:p>
          </table:table-cell>
          <table:table-cell table:formula="of:=[.C42]-[.E42]" office:value-type="float" office:value="0.0230060000000001" calcext:value-type="float">
            <text:p>0.023006</text:p>
          </table:table-cell>
        </table:table-row>
        <table:table-row table:style-name="ro1">
          <table:table-cell/>
          <table:table-cell office:value-type="float" office:value="0.309886" calcext:value-type="float">
            <text:p>0.309886</text:p>
          </table:table-cell>
          <table:table-cell office:value-type="float" office:value="0.736205" calcext:value-type="float">
            <text:p>0.736205</text:p>
          </table:table-cell>
          <table:table-cell table:style-name="ce1" office:value-type="float" office:value="0.237325" calcext:value-type="float">
            <text:p>0.237325</text:p>
          </table:table-cell>
          <table:table-cell office:value-type="float" office:value="0.76222" calcext:value-type="float">
            <text:p>0.76222</text:p>
          </table:table-cell>
          <table:table-cell table:formula="of:=[.B43]-[.D43]" office:value-type="float" office:value="0.072561" calcext:value-type="float">
            <text:p>0.072561</text:p>
          </table:table-cell>
          <table:table-cell table:formula="of:=[.C43]-[.E43]" office:value-type="float" office:value="-0.026015" calcext:value-type="float">
            <text:p>-0.026015</text:p>
          </table:table-cell>
        </table:table-row>
        <table:table-row table:style-name="ro1">
          <table:table-cell/>
          <table:table-cell office:value-type="float" office:value="0.125664" calcext:value-type="float">
            <text:p>0.125664</text:p>
          </table:table-cell>
          <table:table-cell office:value-type="float" office:value="0.662857" calcext:value-type="float">
            <text:p>0.662857</text:p>
          </table:table-cell>
          <table:table-cell table:style-name="ce1" office:value-type="float" office:value="0.0710638" calcext:value-type="float">
            <text:p>0.0710638</text:p>
          </table:table-cell>
          <table:table-cell office:value-type="float" office:value="0.686" calcext:value-type="float">
            <text:p>0.686</text:p>
          </table:table-cell>
          <table:table-cell table:formula="of:=[.B44]-[.D44]" office:value-type="float" office:value="0.0546002" calcext:value-type="float">
            <text:p>0.0546002</text:p>
          </table:table-cell>
          <table:table-cell table:formula="of:=[.C44]-[.E44]" office:value-type="float" office:value="-0.023143" calcext:value-type="float">
            <text:p>-0.023143</text:p>
          </table:table-cell>
        </table:table-row>
        <table:table-row table:style-name="ro1">
          <table:table-cell/>
          <table:table-cell office:value-type="float" office:value="0.294809" calcext:value-type="float">
            <text:p>0.294809</text:p>
          </table:table-cell>
          <table:table-cell office:value-type="float" office:value="0.712559" calcext:value-type="float">
            <text:p>0.712559</text:p>
          </table:table-cell>
          <table:table-cell table:style-name="ce1" office:value-type="float" office:value="0.0938201" calcext:value-type="float">
            <text:p>0.0938201</text:p>
          </table:table-cell>
          <table:table-cell office:value-type="float" office:value="0.784119" calcext:value-type="float">
            <text:p>0.784119</text:p>
          </table:table-cell>
          <table:table-cell table:formula="of:=[.B45]-[.D45]" office:value-type="float" office:value="0.2009889" calcext:value-type="float">
            <text:p>0.2009889</text:p>
          </table:table-cell>
          <table:table-cell table:formula="of:=[.C45]-[.E45]" office:value-type="float" office:value="-0.07156" calcext:value-type="float">
            <text:p>-0.07156</text:p>
          </table:table-cell>
        </table:table-row>
        <table:table-row table:style-name="ro1">
          <table:table-cell/>
          <table:table-cell office:value-type="float" office:value="0.187294" calcext:value-type="float">
            <text:p>0.187294</text:p>
          </table:table-cell>
          <table:table-cell office:value-type="float" office:value="0.671645" calcext:value-type="float">
            <text:p>0.671645</text:p>
          </table:table-cell>
          <table:table-cell table:style-name="ce1" office:value-type="float" office:value="0.146003" calcext:value-type="float">
            <text:p>0.146003</text:p>
          </table:table-cell>
          <table:table-cell office:value-type="float" office:value="0.697562" calcext:value-type="float">
            <text:p>0.697562</text:p>
          </table:table-cell>
          <table:table-cell table:formula="of:=[.B46]-[.D46]" office:value-type="float" office:value="0.041291" calcext:value-type="float">
            <text:p>0.041291</text:p>
          </table:table-cell>
          <table:table-cell table:formula="of:=[.C46]-[.E46]" office:value-type="float" office:value="-0.025917" calcext:value-type="float">
            <text:p>-0.025917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Neg =&gt; General bett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a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ga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athanach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Leathanach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4T19:06:47.129591815</dc:date>
    <meta:editing-duration>PT45M36S</meta:editing-duration>
    <meta:editing-cycles>1</meta:editing-cycles>
    <meta:document-statistic meta:table-count="1" meta:cell-count="182" meta:object-count="2"/>
    <meta:generator>LibreOffice/7.1.4.2$Linux_X86_64 LibreOffice_project/10$Build-2</meta:generator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04cm" svg:y="0.316cm" chart:style-name="ch2">
          <text:p>r1 vs AUC, Bioportal Configuration</text:p>
        </chart:title>
        <chart:plot-area chart:style-name="ch3" table:cell-range-address="results.B3:results.C11" svg:x="1.331cm" svg:y="1.275cm" svg:width="14.349cm" svg:height="6.564cm">
          <chart:coordinate-region svg:x="2.058cm" svg:y="1.474cm" svg:width="13.289cm" svg:height="5.718cm"/>
          <chart:axis chart:dimension="x" chart:name="primary-x" chart:style-name="ch4">
            <chart:title svg:x="8.302cm" svg:y="8.019cm" chart:style-name="ch5">
              <text:p>r1</text:p>
            </chart:title>
            <chart:grid chart:style-name="ch6" chart:class="major"/>
          </chart:axis>
          <chart:axis chart:dimension="y" chart:name="primary-y" chart:style-name="ch7">
            <chart:title svg:x="0.451cm" svg:y="4.958cm" chart:style-name="ch8">
              <text:p>AUC</text:p>
            </chart:title>
            <chart:grid chart:style-name="ch6" chart:class="major"/>
          </chart:axis>
          <chart:series chart:style-name="ch9" chart:values-cell-range-address="results.C3:results.C11" chart:class="chart:scatter">
            <chart:domain table:cell-range-address="results.B3:results.B11"/>
            <chart:regression-curve chart:style-name="ch10">
              <chart:equation chart:display-equation="false" chart:display-r-square="true" svg:x="11.135cm" svg:y="0.972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B</text:p>
              </table:table-cell>
              <table:table-cell office:value-type="string">
                <text:p>Colú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9432">
                <text:p>0.389432</text:p>
                <draw:g>
                  <svg:desc>results.B3:results.B11</svg:desc>
                </draw:g>
              </table:table-cell>
              <table:table-cell office:value-type="float" office:value="0.809997">
                <text:p>0.809997</text:p>
                <draw:g>
                  <svg:desc>results.C3:results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0721">
                <text:p>0.190721</text:p>
              </table:table-cell>
              <table:table-cell office:value-type="float" office:value="0.685288">
                <text:p>0.685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6839">
                <text:p>0.206839</text:p>
              </table:table-cell>
              <table:table-cell office:value-type="float" office:value="0.71154">
                <text:p>0.71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8134">
                <text:p>0.138134</text:p>
              </table:table-cell>
              <table:table-cell office:value-type="float" office:value="0.663396">
                <text:p>0.663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1222">
                <text:p>0.131222</text:p>
              </table:table-cell>
              <table:table-cell office:value-type="float" office:value="0.681382">
                <text:p>0.681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886">
                <text:p>0.309886</text:p>
              </table:table-cell>
              <table:table-cell office:value-type="float" office:value="0.736205">
                <text:p>0.736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5664">
                <text:p>0.125664</text:p>
              </table:table-cell>
              <table:table-cell office:value-type="float" office:value="0.662857">
                <text:p>0.66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4809">
                <text:p>0.294809</text:p>
              </table:table-cell>
              <table:table-cell office:value-type="float" office:value="0.712559">
                <text:p>0.712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7294">
                <text:p>0.187294</text:p>
              </table:table-cell>
              <table:table-cell office:value-type="float" office:value="0.671645">
                <text:p>0.671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6cm" svg:y="0.316cm" chart:style-name="ch2">
          <text:p>r1 vs AUC, General Configuration</text:p>
        </chart:title>
        <chart:plot-area chart:style-name="ch3" table:cell-range-address="results.B13:results.C21" svg:x="1.331cm" svg:y="1.275cm" svg:width="14.349cm" svg:height="6.564cm">
          <chart:coordinate-region svg:x="2.058cm" svg:y="1.474cm" svg:width="13.29cm" svg:height="5.718cm"/>
          <chart:axis chart:dimension="x" chart:name="primary-x" chart:style-name="ch4">
            <chart:title svg:x="8.302cm" svg:y="8.019cm" chart:style-name="ch5">
              <text:p>r1</text:p>
            </chart:title>
            <chart:grid chart:style-name="ch6" chart:class="major"/>
          </chart:axis>
          <chart:axis chart:dimension="y" chart:name="primary-y" chart:style-name="ch7">
            <chart:title svg:x="0.451cm" svg:y="4.958cm" chart:style-name="ch8">
              <text:p>AUC</text:p>
            </chart:title>
            <chart:grid chart:style-name="ch6" chart:class="major"/>
          </chart:axis>
          <chart:series chart:style-name="ch9" chart:values-cell-range-address="results.C13:results.C21" chart:class="chart:scatter">
            <chart:domain table:cell-range-address="results.B13:results.B21"/>
            <chart:regression-curve chart:style-name="ch10">
              <chart:equation chart:display-equation="false" chart:display-r-square="true" svg:x="11.177cm" svg:y="0.937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B</text:p>
              </table:table-cell>
              <table:table-cell office:value-type="string">
                <text:p>Colú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1218">
                <text:p>0.391218</text:p>
                <draw:g>
                  <svg:desc>results.B13:results.B21</svg:desc>
                </draw:g>
              </table:table-cell>
              <table:table-cell office:value-type="float" office:value="0.810274">
                <text:p>0.810274</text:p>
                <draw:g>
                  <svg:desc>results.C13:results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0634">
                <text:p>0.130634</text:p>
              </table:table-cell>
              <table:table-cell office:value-type="float" office:value="0.701326">
                <text:p>0.701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736">
                <text:p>0.106736</text:p>
              </table:table-cell>
              <table:table-cell office:value-type="float" office:value="0.718952">
                <text:p>0.718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912">
                <text:p>0.120912</text:p>
              </table:table-cell>
              <table:table-cell office:value-type="float" office:value="0.642769">
                <text:p>0.642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7176">
                <text:p>0.0757176</text:p>
              </table:table-cell>
              <table:table-cell office:value-type="float" office:value="0.658376">
                <text:p>0.658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7325">
                <text:p>0.237325</text:p>
              </table:table-cell>
              <table:table-cell office:value-type="float" office:value="0.76222">
                <text:p>0.76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0638">
                <text:p>0.0710638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38201">
                <text:p>0.0938201</text:p>
              </table:table-cell>
              <table:table-cell office:value-type="float" office:value="0.784119">
                <text:p>0.784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6003">
                <text:p>0.146003</text:p>
              </table:table-cell>
              <table:table-cell office:value-type="float" office:value="0.697562">
                <text:p>0.697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